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8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color="#00ae00" fo:font-size="54pt" fo:font-style="italic" fo:text-shadow="1pt 1pt" style:font-size-asian="54pt" style:font-style-asian="italic" style:font-size-complex="54pt" style:font-style-complex="italic"/>
    </style:style>
    <style:style style:name="P2" style:family="paragraph">
      <style:text-properties fo:color="#ffe100"/>
    </style:style>
    <style:style style:name="P3" style:family="paragraph">
      <style:text-properties fo:color="#ffe100" fo:font-size="54pt" fo:font-style="italic" fo:text-shadow="1pt 1pt" style:font-size-asian="54pt" style:font-style-asian="italic" style:font-size-complex="54pt" style:font-style-complex="italic"/>
    </style:style>
    <style:style style:name="T1" style:family="text">
      <style:text-properties fo:color="#00ae00" fo:font-size="54pt" fo:font-style="italic" fo:text-shadow="1pt 1pt" style:font-size-asian="54pt" style:font-style-asian="italic" style:font-size-complex="54pt" style:font-style-complex="italic"/>
    </style:style>
    <style:style style:name="T2" style:family="text">
      <style:text-properties fo:color="#ffe100" fo:font-size="54pt" fo:font-style="italic" fo:text-shadow="1pt 1pt" style:font-size-asian="54pt" style:font-style-asian="italic" style:font-size-complex="5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33.02cm" svg:height="17.167cm" svg:x="-2.54cm" svg:y="1.8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4.312cm" svg:height="2.54cm" svg:x="10.439cm" svg:y="11.125cm">
          <draw:text-box>
            <text:p><text:span text:style-name="T1">15%</text:span></text:p>
          </draw:text-box>
        </draw:frame>
        <draw:frame draw:style-name="gr2" draw:text-style-name="P1" draw:layer="layout" svg:width="4.841cm" svg:height="2.54cm" svg:x="13.574cm" svg:y="2.54cm">
          <draw:text-box>
            <text:p><text:span text:style-name="T1">18% </text:span></text:p>
          </draw:text-box>
        </draw:frame>
        <draw:frame draw:style-name="gr3" draw:text-style-name="P3" draw:layer="layout" svg:width="4.312cm" svg:height="2.438cm" svg:x="3.047cm" svg:y="3.898cm">
          <draw:text-box>
            <text:p text:style-name="P2"><text:span text:style-name="T2">34%</text:span></text:p>
          </draw:text-box>
        </draw:frame>
        <draw:frame draw:style-name="gr2" draw:text-style-name="P3" draw:layer="layout" svg:width="4.312cm" svg:height="2.54cm" svg:x="3.886cm" svg:y="10.008cm">
          <draw:text-box>
            <text:p text:style-name="P2"><text:span text:style-name="T2">10%</text:span></text:p>
          </draw:text-box>
        </draw:frame>
        <draw:frame draw:style-name="gr2" draw:text-style-name="P3" draw:layer="layout" svg:width="4.312cm" svg:height="2.54cm" svg:x="18.548cm" svg:y="6.985cm">
          <draw:text-box>
            <text:p text:style-name="P2"><text:span text:style-name="T2">17%</text:span></text:p>
          </draw:text-box>
        </draw:frame>
        <draw:frame draw:style-name="gr2" draw:text-style-name="P3" draw:layer="layout" svg:width="3.254cm" svg:height="2.54cm" svg:x="16.866cm" svg:y="9.957cm">
          <draw:text-box>
            <text:p text:style-name="P2"><text:span text:style-name="T2">6%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Romein</meta:initial-creator>
    <meta:creation-date>2009-03-02T20:50:00</meta:creation-date>
    <meta:editing-duration>PT14H49M32S</meta:editing-duration>
    <meta:editing-cycles>4</meta:editing-cycles>
    <dc:date>2009-03-03T12:15:35</dc:date>
    <dc:creator>John Romein</dc:creator>
    <meta:generator>OpenOffice.org/3.0$Unix OpenOffice.org_project/300m15$Build-9379</meta:gener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46.5660743713379pt" style:font-size-asian="6.20880937576294pt" style:font-size-complex="6.20880937576294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33.021cm" svg:height="17.168cm" chart:class="chart:circle" chart:style-name="ch1">
        <chart:legend chart:legend-position="end" svg:x="28.127cm" svg:y="1.452cm" chart:style-name="ch2"/>
        <chart:plot-area chart:style-name="ch3" chart:data-source-has-labels="both" svg:x="0.658cm" svg:y="0.342cm" svg:width="26.809cm" svg:height="16.1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